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200" calcext:value-type="float">
            <text:p>200</text:p>
          </table:table-cell>
          <table:table-cell table:style-name="ce42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50" calcext:value-type="float">
            <text:p>15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2:37:26.3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4T13:21:20.360000000</dc:date>
    <meta:editing-duration>P2DT5H15M34S</meta:editing-duration>
    <meta:editing-cycles>314</meta:editing-cycles>
    <meta:document-statistic meta:table-count="4" meta:cell-count="1135" meta:object-count="0"/>
  </office:meta>
</office:document-meta>
</file>